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0.727cm" svg:height="0.727cm" svg:x="0cm" svg:y="0.364cm">
            <text:p/>
          </draw:circle>
          <draw:circle draw:style-name="gr1" draw:layer="layout" svg:width="0.727cm" svg:height="0.727cm" svg:x="0cm" svg:y="0.909cm">
            <text:p/>
          </draw:circle>
          <draw:circle draw:style-name="gr2" draw:layer="layout" svg:width="0.727cm" svg:height="0.727cm" svg:x="0cm" svg:y="0.364cm">
            <text:p/>
          </draw:circle>
          <draw:line draw:style-name="gr2" draw:layer="layout" svg:x1="0.364cm" svg:y1="0.364cm" svg:x2="0.364cm" svg:y2="0cm">
            <text:p/>
          </draw:line>
          <draw:line draw:style-name="gr2" draw:layer="layout" svg:x1="0.364cm" svg:y1="2cm" svg:x2="0.364cm" svg:y2="1.63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source_substitution</dc:title>
    <meta:creation-date>2011-02-07T17:17:5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